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libri1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7.374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26.196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6.194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1.5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177cm" fo:break-before="auto" style:use-optimal-row-height="false"/>
    </style:style>
    <style:style style:name="ro6" style:family="table-row">
      <style:table-row-properties style:row-height="1.185cm" fo:break-before="auto" style:use-optimal-row-height="false"/>
    </style:style>
    <style:style style:name="ro7" style:family="table-row">
      <style:table-row-properties style:row-height="1.762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2.18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0.524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2.157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style:font-name="Calibri2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2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2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2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2" fo:font-size="12pt" style:font-size-asian="12pt" style:font-size-complex="12pt"/>
    </style:style>
    <style:style style:name="ce95" style:family="table-cell" style:parent-style-name="Default" style:data-style-name="N0"/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6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9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10" style:family="table-cell" style:parent-style-name="Default"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2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3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4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7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2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43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45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8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49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51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52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54" style:family="table-cell" style:parent-style-name="Default" style:data-style-name="N0">
      <style:table-cell-properties fo:background-color="transparent" fo:border="0.06pt solid #000000"/>
    </style:style>
    <style:style style:name="ce182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3" style:family="text">
      <style:text-properties fo:font-size="11pt" fo:font-weight="normal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4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6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8000"/>
    </style:style>
    <style:style style:name="T9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fff00"/>
    </style:style>
    <style:style style:name="T12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4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15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7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8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0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21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2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ff00"/>
    </style:style>
    <style:style style:name="T24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25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26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27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" style:font-name-complex="Calibri"/>
    </style:style>
    <style:style style:name="T2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ff"/>
    </style:style>
    <style:style style:name="T29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00"/>
    </style:style>
    <style:style style:name="T3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3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3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3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36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37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38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9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color="#ffff00"/>
    </style:style>
    <style:style style:name="T41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bold" style:font-weight-asian="bold" style:font-weight-complex="bold"/>
    </style:style>
    <style:style style:name="T42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ff" fo:font-weight="normal" style:font-weight-asian="normal" style:font-weight-complex="normal"/>
    </style:style>
    <style:style style:name="T43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6d6d" fo:font-weight="bold" style:font-weight-asian="bold" style:font-weight-complex="bold"/>
    </style:style>
    <style:style style:name="T44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normal" style:font-weight-asian="normal" style:font-weight-complex="normal" fo:color="#ffff00"/>
    </style:style>
    <style:style style:name="T45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normal" style:font-weight-asian="normal" style:font-weight-complex="normal"/>
    </style:style>
    <style:style style:name="T46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bold" style:font-weight-asian="bold" style:font-weight-complex="bold" fo:color="#ff6d6d"/>
    </style:style>
    <style:style style:name="T47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48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49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/>
    </style:style>
    <style:style style:name="T50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51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" style:font-name-complex="Calibri"/>
    </style:style>
    <style:style style:name="T52" style:family="text">
      <style:text-properties style:font-name="Calibri1" fo:font-weight="bold" style:text-underline-style="none" style:text-underline-color="font-color" style:text-line-through-type="none" fo:font-style="normal" style:text-outline="false" fo:text-shadow="none" style:text-position="0% 100%" style:font-name-complex="Calibri1" style:font-size-asian="15pt" style:font-size-complex="15pt" style:font-weight-asian="bold" style:font-weight-complex="bold" style:font-style-asian="normal" style:font-style-complex="norm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fo:color="#ff0000"/>
    </style:style>
    <style:style style:name="T55" style:family="text">
      <style:text-properties fo:color="#ff0000"/>
    </style:style>
    <style:style style:name="T56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8" style:family="text">
      <style:text-properties fo:color="#ff8000"/>
    </style:style>
    <style:style style:name="T59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61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62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63" style:family="text">
      <style:text-properties fo:color="#ffff38"/>
    </style:style>
    <style:style style:name="T64" style:family="text">
      <style:text-properties fo:color="#ffff38" fo:font-weight="bold" style:font-weight-asian="bold" style:font-weight-complex="bold"/>
    </style:style>
    <style:style style:name="T6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6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6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style:font-weight-asian="normal" style:font-weight-complex="normal" fo:color="#ffff00"/>
    </style:style>
    <style:style style:name="T71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72" style:family="text">
      <style:text-properties fo:color="#ffff00" style:font-name="Mono1"/>
    </style:style>
    <style:style style:name="T73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74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75" style:family="text">
      <style:text-properties fo:color="#ffffff"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77" style:family="text">
      <style:text-properties fo:color="#ffff00" fo:font-weight="normal" style:font-weight-asian="normal" style:font-weight-complex="normal"/>
    </style:style>
    <style:style style:name="T78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79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80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81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82" style:family="text">
      <style:text-properties fo:color="#ffff00" fo:font-weight="bold" style:font-weight-asian="bold" style:font-weight-complex="bold"/>
    </style:style>
    <style:style style:name="T83" style:family="text">
      <style:text-properties fo:color="#ffffff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85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86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87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88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89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90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91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92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93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94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95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96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9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9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1"/>
    </style:style>
    <style:style style:name="T9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1"/>
    </style:style>
    <style:style style:name="T10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1" fo:color="#ffff00"/>
    </style:style>
    <style:style style:name="T10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10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38"/>
    </style:style>
    <style:style style:name="T10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10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105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6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07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8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109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110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111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1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1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11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" style:font-name-complex="Calibri"/>
    </style:style>
    <style:style style:name="T11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000000"/>
    </style:style>
    <style:style style:name="T11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ffff00"/>
    </style:style>
    <style:style style:name="T117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8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4"> (conotativo ou </text:span><text:span text:style-name="T5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6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6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6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7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7"> </text:span><text:span text:style-name="T8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9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9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9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0">Engenharia de Software</text:span>: ciclo de vida do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text:span text:style-name="T11"> (BPM – Business Process Management)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Engenharia de requisitos</text:span>: técnicas de elicit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especific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valid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Engenharia de usabilidade</text:span>: conceitos básicos e aplicações, critéri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recomendações e guias de estil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de requisitos de usabilidad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odos para avaliação de usabilidad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Metodologias de desenvolvimento de software</text:span>: padrões de projeto, 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2">processo unificado </text:span><text:span text:style-name="T13">(RUP)</text:span><text:span text:style-name="T14">,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etodologias ágei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UML 2.2</text:span>: visão geral, modelos e diagrama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Bancos de dados</text:span>: conceitos gerai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2">sistema gerenciador de banco de dados (SGBD): MySQL, PostgreSQL </text:span><text:span text:style-name="T13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10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renciamento de serviços – <text:span text:style-name="T10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10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0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SOA e <text:span text:style-name="T10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Padrões</text:span>: XML, XSLT, UDDI, WSDL e Soap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controles e <text:span text:style-name="T10">testes</text:span> de segurança para aplicações web e Web Service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lgoritmos e estruturas de dados e objetos<text:span text:style-name="T15"> (</text:span><text:span text:style-name="T16">listas</text:span><text:span text:style-name="T17">: fila, pilha, lista encadeada circular – </text:span><text:span text:style-name="T16">árvore</text:span><text:span text:style-name="T17">, </text:span><text:span text:style-name="T16">hashtables</text:span><text:span text:style-name="T17">, </text:span><text:span text:style-name="T16">grafos</text:span><text:span text:style-name="T17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8"> (int, float, char, boolean – string, objeto, música, imagen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Estruturas de controle de fluxo: <text:span text:style-name="T19">Condicionais</text:span><text:span text:style-name="T20">(também chamadas de Estruturas de Seleção IF ELSE, SWITCH CASE) e de </text:span><text:span text:style-name="T21">Repetição</text:span><text:span text:style-name="T20">(WHILE, DO-WHILE, FOR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estruturada<text:span text:style-name="T15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2">Modularização </text:span><text:span text:style-name="T23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5"> (o ideal é um sistema com</text:span><text:span text:style-name="T16"> Alta Coesão </text:span><text:span text:style-name="T17">e </text:span><text:span text:style-name="T24">Fraco Acoplamento</text:span><text:span text:style-name="T25"> para ter boa manutenibil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7">(palavras-chave: </text:span><text:span text:style-name="T26">void</text:span><text:span text:style-name="T27"> / </text:span><text:span text:style-name="T26">return</text:span><text:span text:style-name="T27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Chamadas por referência<text:span text:style-name="T15"> (aponta para o endereço de memória ‘&amp;’)</text:span><text:span text:style-name="T28"> e Chamadas por </text:span>valor <text:span text:style-name="T18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por eventos<text:span text:style-name="T7"> (disparo de ações na mudança de estado, envio de mensagens ao manipular interfaces gráfic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5">
          <table:covered-table-cell/>
          <table:table-cell table:style-name="ce42" office:value-type="string" calcext:value-type="string">
            <text:p><text:span text:style-name="T29">Programação orientada a objetos, classes, objetos, métodos, mensagens, herança, polimorfismo, sobrecarga,</text:span> interfaces e pacote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29">tratamento de exceção</text:span><text:span text:style-name="T30"> (throw, try catch, finally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HP <text:span text:style-name="T7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D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6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7">(WebStorage)</text:span>, camadas<text:span text:style-name="T7">(MVC)</text:span> e design patterns<text:span text:style-name="T7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7">(design pattern/JSON)</text:span>, SOAP<text:span text:style-name="T7">(protocolo/XML)</text:span> e WebApi<text:span text:style-name="T7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1">Noções sobre metodologias de análise, projeto e desenvolvimento de sistemas</text:span><text:span text:style-name="T28"> </text:span><text:span text:style-name="T30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1">Modelagem UML</text:span><text:span text:style-name="T28"> </text:span><text:span text:style-name="T30">(diagramas </text:span><text:span text:style-name="T32">estruturais</text:span><text:span text:style-name="T33"> e </text:span><text:span text:style-name="T32">comportamentais</text:span><text:span text:style-name="T33">)</text:span><text:span text:style-name="T34"> </text:span><text:span text:style-name="T35">e E-R</text:span><text:span text:style-name="T36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agem de Dados <text:span text:style-name="T29">(</text:span><text:span text:style-name="T30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1">Modelo entidade relacionamento</text:span><text:span text:style-name="T30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7">(dados representados em </text:span><text:span text:style-name="T37">Tabelas</text:span><text:span text:style-name="T38">, [Entidade, atributo e relacionamento], </text:span><text:span text:style-name="T37">chaves primárias </text:span><text:span text:style-name="T38">e </text:span><text:span text:style-name="T37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39">Mapeamento E-R para relacional </text:span><text:span text:style-name="T40">[</text:span><text:span text:style-name="T41">Entidade</text:span><text:span text:style-name="T42"> </text:span><text:span text:style-name="T43">→</text:span><text:span text:style-name="T42"> </text:span><text:span text:style-name="T44">Tabela] [</text:span><text:span text:style-name="T41">Atributos</text:span><text:span text:style-name="T42"> </text:span><text:span text:style-name="T43">→</text:span><text:span text:style-name="T42"> </text:span><text:span text:style-name="T44">Colunas/campos] [</text:span><text:span text:style-name="T41">Relacionamento</text:span><text:span text:style-name="T45"> </text:span><text:span text:style-name="T43">→ </text:span><text:span text:style-name="T45">Cardinalidade] [Instância</text:span><text:span text:style-name="T41"> </text:span><text:span text:style-name="T46">→</text:span><text:span text:style-name="T42"> </text:span><text:span text:style-name="T44">Linhas/registros/tuplas]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Gatilhos ("Triggers") <text:span text:style-name="T7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table-cell/>
          <table:table-cell table:style-name="ce42" office:value-type="string" calcext:value-type="string">
            <text:p>Sistemas Gerenciadores de Banco de Dados: tabelas, visões <text:span text:style-name="T47">(selects armazenados na memória cache)</text:span>, índices<text:span text:style-name="T47"> (resumo de grandes tabelas)</text:span>, sequências <text:span text:style-name="T47">(criam um valor para uma chave primária)</text:span>, sinônimos <text:span text:style-name="T47">(referencia outro esquema de um BD distribuído)</text:span>, restrições <text:span text:style-name="T47">(regras para garantir a integridade)</text:span>, dicionário de dados<text:span text:style-name="T47"> (documento de metadados sobre a estrutura do BD)</text:span><text:span text:style-name="T28">, restrições de integridade </text:span><text:span text:style-name="T30">(domínio, referencial, vazio, chave ou definida pelo usuário)</text:span>, constraints<text:span text:style-name="T47">(de </text:span><text:span text:style-name="T48">TIPOS, NOT NULL, UNIQUE, PK, FK, DEFAULT, CHECK</text:span><text:span text:style-name="T49">)</text:span>, tipos de dados <text:span text:style-name="T47">(</text:span><text:span text:style-name="T48">int</text:span><text:span text:style-name="T49">, </text:span><text:span text:style-name="T48">char</text:span><text:span text:style-name="T49">, </text:span><text:span text:style-name="T48">varchar</text:span><text:span text:style-name="T49">, </text:span><text:span text:style-name="T48">float</text:span><text:span text:style-name="T49">, </text:span><text:span text:style-name="T50">date</text:span><text:span text:style-name="T51">)</text:span>, SQL, PL/SQL. <text:span text:style-name="T7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5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5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feitura_2022" table:style-name="ta3">
        <table:table-column table:style-name="co6" table:default-cell-style-name="ce110"/>
        <table:table-column table:style-name="co7" table:default-cell-style-name="Default"/>
        <table:table-column table:style-name="co8" table:default-cell-style-name="ce127"/>
        <table:table-column table:style-name="co4" table:default-cell-style-name="Default"/>
        <table:table-column table:style-name="co9" table:number-columns-repeated="1019" table:default-cell-style-name="Default"/>
        <table:table-column table:style-name="co10" table:default-cell-style-name="Default"/>
        <table:table-row table:style-name="ro9">
          <table:table-cell table:style-name="ce96" office:value-type="string" calcext:value-type="string">
            <text:p>Matéria</text:p>
          </table:table-cell>
          <table:table-cell table:style-name="ce111" office:value-type="string" calcext:value-type="string">
            <text:p>Conteúdo</text:p>
          </table:table-cell>
          <table:table-cell table:style-name="ce121" office:value-type="string" calcext:value-type="string">
            <text:p>ESTUDO</text:p>
          </table:table-cell>
          <table:table-cell table:style-name="ce128" office:value-type="string" calcext:value-type="string">
            <text:p>REVISÃO</text:p>
          </table:table-cell>
          <table:table-cell table:style-name="ce111" table:number-columns-repeated="1020"/>
        </table:table-row>
        <table:table-row table:style-name="ro2">
          <table:table-cell table:style-name="ce22" office:value-type="string" calcext:value-type="string" table:number-columns-spanned="1" table:number-rows-spanned="9">
            <text:p>LÍNGUA PORTUGUESA</text:p>
          </table:table-cell>
          <table:table-cell table:style-name="ce112" office:value-type="string" calcext:value-type="string">
            <text:p>1 Leitura e interpretação de <text:span text:style-name="T53">diversos</text:span><text:span text:style-name="T54"> tipos de textos</text:span><text:span text:style-name="T55"> </text:span>(literários e não literários).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2" office:value-type="string" calcext:value-type="string">
            <text:p>2 Sinônimos e antônimos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2" office:value-type="string" calcext:value-type="string">
            <text:p><text:span text:style-name="T56">3 Sentido próprio e figurado das palavras</text:span><text:span text:style-name="T57"> (conotativo ou </text:span><text:span text:style-name="T55">denotativo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2" office:value-type="string" calcext:value-type="string">
            <text:p>4 Pontuação <text:span text:style-name="T55">(Quando usar e não usar a vírgula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2" office:value-type="string" calcext:value-type="string">
            <text:p>5 Classes de palavras.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3" office:value-type="string" calcext:value-type="string">
            <text:p>6 Concordância nominal e verbal.<text:span text:style-name="T55"> (flexão de gênero, número e/ou pessoa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2" office:value-type="string" calcext:value-type="string">
            <text:p><text:span text:style-name="T56">7 Regências nominal  e verbal. </text:span><text:span text:style-name="T57">(uso de preposições / </text:span><text:span text:style-name="T55">VTD ou VTI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2" office:value-type="string" calcext:value-type="string">
            <text:p>8  Colocação pronominal<text:span text:style-name="T55"> (próclise, ênclise e mesóclise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3" office:value-type="string" calcext:value-type="string">
            <text:p>9 Crase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23" office:value-type="string" calcext:value-type="string" table:number-columns-spanned="1" table:number-rows-spanned="13">
            <text:p>MATEMÁTICA</text:p>
          </table:table-cell>
          <table:table-cell table:style-name="ce114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3"/>
          <table:table-cell table:style-name="ce114" office:value-type="string" calcext:value-type="string">
            <text:p>Representações fracionária ou decimal.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3"/>
          <table:table-cell table:style-name="ce114" office:value-type="string" calcext:value-type="string">
            <text:p>Mínimo múltiplo comum (MMC)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Máximo divisor comum (MDC)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3"/>
          <table:table-cell table:style-name="ce114" office:value-type="string" calcext:value-type="string">
            <text:p>Porcentagem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Razão e proporção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Regra de três simples ou composta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Sistema de equações do 1º grau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Equações do 2º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Grandezas e medidas – quantidade, tempo, comprimento, superfície, capacidade e massa <text:span text:style-name="T11">1m3 = 1000litros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Relação entre grandezas – tabela ou gráfico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Tratamento da informação – média aritmética simples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3"/>
          <table:table-cell table:style-name="ce114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6" office:value-type="string" calcext:value-type="string" table:number-columns-spanned="1" table:number-rows-spanned="2">
            <text:p><text:span text:style-name="T52">ATUALIDADES</text:span></text:p>
            <text:p/>
          </table:table-cell>
          <table:table-cell table:style-name="ce2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26" table:number-columns-repeated="2"/>
          <table:table-cell table:style-name="ce133" table:number-columns-repeated="1020"/>
        </table:table-row>
        <table:table-row table:style-name="ro1">
          <table:covered-table-cell table:style-name="ce26"/>
          <table:table-cell table:style-name="ce26" office:value-type="string" calcext:value-type="string">
            <text:p>Anúncio remarcando provas publicado dia 30/08. (provavelmente serão questões do primeiro trimestre de 2020)</text:p>
          </table:table-cell>
          <table:table-cell table:style-name="ce26" table:number-columns-repeated="2"/>
          <table:table-cell table:style-name="ce133" table:number-columns-repeated="1020"/>
        </table:table-row>
        <table:table-row table:style-name="ro4">
          <table:table-cell table:style-name="ce27" office:value-type="string" calcext:value-type="string" table:number-columns-spanned="1" table:number-rows-spanned="6">
            <text:p>RACIOCÍNIO LÓGICO</text:p>
          </table:table-cell>
          <table:table-cell table:style-name="ce26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26" table:number-columns-repeated="2"/>
          <table:table-cell table:number-columns-repeated="1020"/>
        </table:table-row>
        <table:table-row table:style-name="ro10">
          <table:covered-table-cell table:style-name="ce27"/>
          <table:table-cell table:style-name="ce115" office:value-type="string" calcext:value-type="string">
            <text:p>Estruturas lógicas<text:span text:style-name="T11"> </text:span><text:span text:style-name="T58">(tabela do sim ou não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27"/>
          <table:table-cell table:style-name="ce115" office:value-type="string" calcext:value-type="string">
            <text:p>lógicas de argumentação<text:span text:style-name="T58"> equivalência(=): p→q = q ou ~p = ~q → ~p          negativa(~): p e ~q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15" office:value-type="string" calcext:value-type="string">
            <text:p>Diagramas lógicos <text:span text:style-name="T58">Diagrama de Venn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15" office:value-type="string" calcext:value-type="string">
            <text:p>Sequências <text:span text:style-name="T58">investigue a soma das diferenças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26" office:value-type="string" calcext:value-type="string">
            <text:p>Operação com conjuntos</text:p>
          </table:table-cell>
          <table:table-cell table:style-name="ce26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59">Algoritmos e estruturas de dados e objetos</text:span><text:span text:style-name="T60"> (</text:span><text:span text:style-name="T61">listas</text:span><text:span text:style-name="T62">: fila, </text:span><text:span text:style-name="T60">pilha, lista encadeada circular – </text:span><text:span text:style-name="T61">árvore</text:span><text:span text:style-name="T60">, </text:span><text:span text:style-name="T61">hashtables</text:span><text:span text:style-name="T60">, </text:span><text:span text:style-name="T61">grafos</text:span><text:span text:style-name="T62">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Tipos de dados: elementares e estruturados<text:span text:style-name="T63"> (int, float, char, boolean – string, objeto, música, imagens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9"/>
          <table:table-cell table:style-name="ce116" office:value-type="string" calcext:value-type="string">
            <text:p>Estruturas de controle de fluxo: <text:span text:style-name="T64">Condicionais</text:span><text:span text:style-name="T63">(também chamadas de Estruturas de Seleção IF ELSE, SWITCH CASE) e de </text:span><text:span text:style-name="T64">Repetição</text:span><text:span text:style-name="T63">(WHILE, DO-WHILE, FOR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9"/>
          <table:table-cell table:style-name="ce116" office:value-type="string" calcext:value-type="string">
            <text:p><text:span text:style-name="T65">Programação estruturada</text:span><text:span text:style-name="T66"> (</text:span><text:span text:style-name="T67">Sequencial, Condicionais e Iterações) + </text:span><text:span text:style-name="T68">(funções e procedimentos: criados para organização, compreensão, manutenção, reuso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69">Modularização </text:span><text:span text:style-name="T70">(D</text:span><text:span text:style-name="T71">ividir o sistema em partes [classes, funções]. Facilita a detecção de erros, manutenção e reutilização do código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59">Acoplamento entre módulos e coesão de módulos</text:span><text:span text:style-name="T60"> (o ideal é um sistema com</text:span><text:span text:style-name="T61"> Alta Coesão </text:span><text:span text:style-name="T62">e </text:span><text:span text:style-name="T64">Fraco Acoplamento</text:span><text:span text:style-name="T63"> para ter boa manutenibilidade)</text:span></text:p>
          </table:table-cell>
          <table:table-cell table:style-name="ce123" office:value-type="string" calcext:value-type="string">
            <text:p>OK</text:p>
          </table:table-cell>
          <table:table-cell table:style-name="ce12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Procedimentos e sub-rotinas <text:span text:style-name="T11"> (palavras-chave: </text:span><text:span text:style-name="T72">void</text:span><text:span text:style-name="T11"> / </text:span><text:span text:style-name="T72">return</text:span><text:span text:style-name="T11">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56">Chamadas por referência</text:span><text:span text:style-name="T73"> (aponta para o endereço de memória ‘&amp;’)</text:span><text:span text:style-name="T74"> e Chamadas por </text:span>valor <text:span text:style-name="T63">(só copia o dado para o parâmetro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Programação por eventos<text:span text:style-name="T11"> (disparo de ações na mudança de estado, envio de mensagens ao manipular interfaces gráficas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<text:span text:style-name="T75">Programação orientada a objetos, classes, objetos, métodos, mensagens, herança, polimorfismo, sobrecarga,</text:span> interfaces e pacotes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<text:span text:style-name="T75">tratamento de exceção</text:span><text:span text:style-name="T76"> (throw, try catch, finally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HTML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XML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Javascript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PHP <text:span text:style-name="T11">(linguagem interpretada [não-compilada], dinâmica pois não exige declarar a variável antes de usá-la, e fracamente tipada: não exige declarar o tipo)</text:span>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DHTML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C#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JSP (Java Server Pages)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Servlets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ASP.Net (Active Server Pages)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Arquiteturas de componentes: Microsoft COM, .Net, J2EE.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PL/SQL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AJAX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CSS </text:p>
          </table:table-cell>
          <table:table-cell table:style-name="ce123" office:value-type="string" calcext:value-type="string">
            <text:p>OK</text:p>
          </table:table-cell>
          <table:table-cell table:style-name="ce130"/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Programação Web: conceitos fundamentais, persistência<text:span text:style-name="T77">(WebStorage)</text:span>, camadas<text:span text:style-name="T11">(MVC)</text:span> e design patterns<text:span text:style-name="T11">(GoF: Cretional, Structural e Behavioral)</text:span>. 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Web services usando REST<text:span text:style-name="T11">(design pattern/JSON)</text:span>, SOAP<text:span text:style-name="T11">(protocolo/XML)</text:span> e WebApi<text:span text:style-name="T11">(cliente/servidor)</text:span>: ModelagemUML e E-R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<text:span text:style-name="T75">Noções sobre metodologias de análise, projeto e desenvolvimento de sistemas </text:span><text:span text:style-name="T76">(Agile/Scrum/XP)</text:span>, tecnologias web, frameworks de desenvolvimento 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75">Modelagem UML </text:span><text:span text:style-name="T76">(diagramas </text:span><text:span text:style-name="T78">estruturais</text:span><text:span text:style-name="T79"> e </text:span><text:span text:style-name="T78">comportamentais</text:span><text:span text:style-name="T79">)</text:span><text:span text:style-name="T80"> e E-R</text:span><text:span text:style-name="T81"> (entidade forte ou fraca, cardinalidade dos relacionamentos)</text:span></text:p>
          </table:table-cell>
          <table:table-cell table:style-name="ce123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Banco de Dados: Conceitos de BD <text:span text:style-name="T11">(hierárquico, rede, relacional e OO)</text:span> e de SGBD, arquitetura de SGBD, Funções básicas de SGBD 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56">Modelagem de Dados </text:span><text:span text:style-name="T74"> (</text:span><text:span text:style-name="T76">tipos de modelos: </text:span>Modelo Conceitual<text:span text:style-name="T11">(DER)</text:span>, Modelo Lógico<text:span text:style-name="T11">(ficha da entidade)</text:span>, Modelo Físico<text:span text:style-name="T11">(identificação com tipos e restrições)</text:span> 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75">Modelo entidade relacionamento</text:span><text:span text:style-name="T76"> (MER e sua representação gráfica: DER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Modelo relacional <text:span text:style-name="T11">(dados representados em </text:span><text:span text:style-name="T82">Tabelas</text:span><text:span text:style-name="T77">, [Entidade, atributo e relacionamento], </text:span><text:span text:style-name="T82">chaves primárias </text:span><text:span text:style-name="T77">e </text:span><text:span text:style-name="T82">estrangeiras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Restrições de integridade<text:span text:style-name="T11"> (Domínio, Referencial, Vazio, Chave ou Definida pelo Usuário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Normalização e dependência funcional <text:span text:style-name="T11">(reduzir a redundância de dados para aumentar a integridade e desempenho, 1ª forma normal exige atomicidade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8" office:value-type="string" calcext:value-type="string">
            <text:p><text:span text:style-name="T83">Mapeamento E-R para relacional  </text:span><text:span text:style-name="T84">[</text:span><text:span text:style-name="T85">Entidade</text:span><text:span text:style-name="T86"> </text:span><text:span text:style-name="T87">→</text:span><text:span text:style-name="T86"> </text:span><text:span text:style-name="T88">Tabela]    [</text:span><text:span text:style-name="T85">Atributos</text:span><text:span text:style-name="T86"> </text:span><text:span text:style-name="T87">→</text:span><text:span text:style-name="T86"> </text:span><text:span text:style-name="T88">Colunas/campos]    [</text:span><text:span text:style-name="T85">Relacionamento</text:span><text:span text:style-name="T89"> </text:span><text:span text:style-name="T87">→ </text:span><text:span text:style-name="T89">Cardinalidade]</text:span><text:span text:style-name="T90">   </text:span><text:span text:style-name="T91"> </text:span><text:span text:style-name="T92">[Instância</text:span><text:span text:style-name="T93"> </text:span><text:span text:style-name="T94">→</text:span><text:span text:style-name="T95"> </text:span><text:span text:style-name="T96">Linhas/registros/tuplas]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9" office:value-type="string" calcext:value-type="string">
            <text:p>Álgebra relacional. 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9" office:value-type="string" calcext:value-type="string">
            <text:p>Cálculo relacional </text:p>
          </table:table-cell>
          <table:table-cell table:style-name="ce125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Linguagem SQL: Linguagem de definição de dados (DDL), Linguagem de manipulação de dados (DML)</text:p>
          </table:table-cell>
          <table:table-cell table:style-name="ce126" office:value-type="string" calcext:value-type="string">
            <text:p>OK</text:p>
          </table:table-cell>
          <table:table-cell table:style-name="ce131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Conceito de transação<text:span text:style-name="T11"> (executada como tarefa única, seguindo os princípios do ACID; cláusulas Commit, Rollback, begin-end transaction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9" office:value-type="string" calcext:value-type="string">
            <text:p>Procedimentos armazenados ("Stored Procedures")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0">
          <table:table-cell table:style-name="ce109"/>
          <table:table-cell table:style-name="ce119" office:value-type="string" calcext:value-type="string">
            <text:p>Gatilhos ("Triggers") <text:span text:style-name="T11">(stored procedure disparado por evento DML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1">
          <table:table-cell table:style-name="ce109"/>
          <table:table-cell table:style-name="ce116" office:value-type="string" calcext:value-type="string">
            <text:p><text:span text:style-name="T56">Sistemas Gerenciadores de Banco de Dados: tabelas, visões </text:span><text:span text:style-name="T76">(selects armazenados na memória cache)</text:span><text:span text:style-name="T56">, índices</text:span><text:span text:style-name="T76"> (resumo de grandes tabelas)</text:span><text:span text:style-name="T56">, sequências </text:span><text:span text:style-name="T76">(criam um valor para uma chave primária)</text:span><text:span text:style-name="T56">, sinônimos </text:span><text:span text:style-name="T76">(referencia outro esquema de um BD distribuído)</text:span><text:span text:style-name="T56">, restrições </text:span><text:span text:style-name="T76">(regras para garantir a integridade)</text:span><text:span text:style-name="T56">, dicionário de dados</text:span><text:span text:style-name="T76"> (documento de metadados sobre a estrutura do BD)</text:span><text:span text:style-name="T74">, restrições de integridade </text:span><text:span text:style-name="T76">(domínio, referencial, vazio, chave ou definida pelo usuário)</text:span><text:span text:style-name="T56">, constraints</text:span><text:span text:style-name="T76">(de </text:span><text:span text:style-name="T97">TIPOS, NOT NULL, UNIQUE, PK, FK, DEFAULT, CHECK</text:span><text:span text:style-name="T98">)</text:span><text:span text:style-name="T99">, tipos de dados </text:span><text:span text:style-name="T100">(</text:span><text:span text:style-name="T101">int</text:span><text:span text:style-name="T98">, </text:span><text:span text:style-name="T101">char</text:span><text:span text:style-name="T98">, </text:span><text:span text:style-name="T101">varchar</text:span><text:span text:style-name="T98">, </text:span><text:span text:style-name="T101">float</text:span><text:span text:style-name="T98">, </text:span><text:span text:style-name="T72">date</text:span><text:span text:style-name="T11">)</text:span>, SQL, PL/SQL. <text:span text:style-name="T11">(e Suas cláusulas e funções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9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20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69"/>
        <table:table-column table:style-name="co11" table:default-cell-style-name="ce95"/>
        <table:table-column table:style-name="co12" table:default-cell-style-name="ce91"/>
        <table:table-column table:style-name="co13" table:default-cell-style-name="ce95"/>
        <table:table-column table:style-name="co5" table:number-columns-repeated="1020" table:default-cell-style-name="ce95"/>
        <table:table-row table:style-name="ro9">
          <table:table-cell table:style-name="ce134" office:value-type="string" calcext:value-type="string">
            <text:p>Matéria</text:p>
          </table:table-cell>
          <table:table-cell table:style-name="ce141" office:value-type="string" calcext:value-type="string">
            <text:p>Conteúdo</text:p>
          </table:table-cell>
          <table:table-cell table:style-name="ce207" office:value-type="string" calcext:value-type="string">
            <text:p>Estudo</text:p>
          </table:table-cell>
          <table:table-cell table:style-name="ce210" office:value-type="string" calcext:value-type="string">
            <text:p>Revisão</text:p>
          </table:table-cell>
          <table:table-cell table:style-name="ce141" table:number-columns-repeated="1020"/>
        </table:table-row>
        <table:table-row table:style-name="ro2">
          <table:table-cell table:style-name="ce135" office:value-type="string" calcext:value-type="string" table:number-columns-spanned="1" table:number-rows-spanned="9">
            <text:p>LÍNGUA PORTUGUESA</text:p>
          </table:table-cell>
          <table:table-cell table:style-name="ce142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2 Sinônimos e antônimo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3 Sentido próprio e figurado das palavras<text:span text:style-name="T6"> (denotativo ou conotativo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4 Pontuação <text:span text:style-name="T6">(Quando usar e não usar a vírgula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5 Classes de palavras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6 Concordância nominal e verbal.<text:span text:style-name="T6"> (flexão de gênero, número e/ou pessoa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8 Colocação pronominal<text:span text:style-name="T6"> (próclise, ênclise e mesóclise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9 Crase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7" office:value-type="string" calcext:value-type="string" table:number-columns-spanned="1" table:number-rows-spanned="13">
            <text:p>MATEMÁTICA</text:p>
          </table:table-cell>
          <table:table-cell table:style-name="ce144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4" office:value-type="string" calcext:value-type="string">
            <text:p>Representações fracionária ou decimal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4" office:value-type="string" calcext:value-type="string">
            <text:p>Mínimo múltiplo comum (MMC)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Máximo divisor comum (MDC)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4" office:value-type="string" calcext:value-type="string">
            <text:p>Porcentagem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Razão e proporção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Regra de três simples ou composta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Sistema de equações do 1º grau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Equações do 2º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Relação entre grandezas – tabela ou gráfico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Tratamento da informação – média aritmética simple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44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8" office:value-type="string" calcext:value-type="string" table:number-columns-spanned="1" table:number-rows-spanned="2">
            <text:p><text:span text:style-name="T10">ATUALIDADES</text:span></text:p>
            <text:p/>
          </table:table-cell>
          <table:table-cell table:style-name="ce145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39" office:value-type="string" calcext:value-type="string" table:number-columns-spanned="1" table:number-rows-spanned="6">
            <text:p>RACIOCÍNIO LÓGICO</text:p>
          </table:table-cell>
          <table:table-cell table:style-name="ce146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6" office:value-type="string" calcext:value-type="string">
            <text:p>Estruturas lógica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6" office:value-type="string" calcext:value-type="string">
            <text:p>lógicas de argumentação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6" office:value-type="string" calcext:value-type="string">
            <text:p>Diagramas lógico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6" office:value-type="string" calcext:value-type="string">
            <text:p>Sequência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6" office:value-type="string" calcext:value-type="string">
            <text:p>Operação com conjunto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 table:number-columns-spanned="1" table:number-rows-spanned="39">
            <text:p>ESPECÍFICOS</text:p>
          </table:table-cell>
          <table:table-cell table:style-name="ce147" office:value-type="string" calcext:value-type="string">
            <text:p><text:span text:style-name="T31">Algoritmos e estruturas de dados e objetos</text:span><text:span text:style-name="T102"> (</text:span><text:span text:style-name="T103">listas</text:span><text:span text:style-name="T104">: fila, pilha, lista encadeada circular – </text:span><text:span text:style-name="T103">árvore</text:span><text:span text:style-name="T104">, </text:span><text:span text:style-name="T103">hashtables</text:span><text:span text:style-name="T104">, </text:span><text:span text:style-name="T103">grafos</text:span><text:span text:style-name="T104">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Tipos de dados: elementares e estruturados<text:span text:style-name="T18"> (int, float, char, boolean – string, objeto, música, imagen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Estruturas de controle de fluxo: <text:span text:style-name="T19">Condicionais</text:span><text:span text:style-name="T20">(também chamadas de Estruturas de Seleção IF ELSE, SWITCH CASE) e de </text:span><text:span text:style-name="T21">Repetição</text:span><text:span text:style-name="T20">(WHILE, DO-WHILE, FOR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3">
          <table:covered-table-cell/>
          <table:table-cell table:style-name="ce148" office:value-type="string" calcext:value-type="string">
            <text:p>Programação estruturada<text:span text:style-name="T18"> (Sequencial, Condicionais e Iteraçõe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Modularização <text:span text:style-name="T18">(funções e procedimentos: criados para que se tenha organização, compreensão, manutenção, reuso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Acoplamento entre módulos e coesão de módulos<text:span text:style-name="T18"> (o ideal é um sistema com</text:span><text:span text:style-name="T21"> Fraco Acoplamento</text:span><text:span text:style-name="T20"> e</text:span><text:span text:style-name="T21"> Alta Coesão</text:span><text:span text:style-name="T20"> para ter boa manutenibilidade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Procedimentos e sub-rotinas <text:span text:style-name="T7">(palavras-chave: </text:span><text:span text:style-name="T26">void</text:span><text:span text:style-name="T27"> / </text:span><text:span text:style-name="T26">return</text:span><text:span text:style-name="T27">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Chamadas por referência<text:span text:style-name="T18"> (aponta para o endereço de memória ‘&amp;’)</text:span> e valor <text:span text:style-name="T18">(só copia o dado para o parâmetro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7" office:value-type="string" calcext:value-type="string">
            <text:p>Programação por eventos<text:span text:style-name="T7"> (mudança de estado, envio de mensagens ao manipular interfaces gráfica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47" office:value-type="string" calcext:value-type="string">
            <text:p>Programação orientada a objetos, classes, objetos, métodos, mensagens, herança, polimorfismo, sobrecarga, interfaces e pacotes, tratamento de exceção<text:span text:style-name="T7"> (throw, try catch, finally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9" office:value-type="string" calcext:value-type="string">
            <text:p>HTML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XML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DHTML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9" office:value-type="string" calcext:value-type="string">
            <text:p>Javascript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C#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9" office:value-type="string" calcext:value-type="string">
            <text:p>PHP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JSP<text:span text:style-name="T7"> (Java Server Page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7" office:value-type="string" calcext:value-type="string">
            <text:p>Servlet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ASP.Net <text:span text:style-name="T7">(Active Server Page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51" table:number-columns-repeated="2"/>
          <table:table-cell table:style-name="ce211"/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Modelagem UML <text:span text:style-name="T47">(diagramas </text:span><text:span text:style-name="T105">estruturais</text:span><text:span text:style-name="T106"> e </text:span><text:span text:style-name="T105">comportamentais</text:span><text:span text:style-name="T106">)</text:span> e E-R<text:span text:style-name="T47"> (entidade forte ou fraca, cardinalidade dos relacionamentos)</text:span></text:p>
          </table:table-cell>
          <table:table-cell table:style-name="ce208" office:value-type="string" calcext:value-type="string">
            <text:p>OK</text:p>
          </table:table-cell>
          <table:table-cell table:style-name="ce208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<text:span text:style-name="T31">Modelagem de Dados </text:span>(<text:span text:style-name="T47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Modelo entidade relacionamento<text:span text:style-name="T47"> (MER e sua representação gráfica: DER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Modelo relacional <text:span text:style-name="T7">(dados representados em </text:span><text:span text:style-name="T37">Tabelas</text:span><text:span text:style-name="T38">, [Entidade, atributo e relacionamento], </text:span><text:span text:style-name="T37">chaves primárias </text:span><text:span text:style-name="T38">e </text:span><text:span text:style-name="T37">estrangeira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2" office:value-type="string" calcext:value-type="string">
            <text:p>Mapeamento E-R para relacional <text:span text:style-name="T7">[</text:span><text:span text:style-name="T37">Entidade</text:span> <text:span text:style-name="T107">→</text:span> <text:span text:style-name="T7">Tabela] [</text:span><text:span text:style-name="T37">Atributos</text:span> <text:span text:style-name="T107">→</text:span> <text:span text:style-name="T7">Colunas/campos] [</text:span><text:span text:style-name="T37">Relacionamento</text:span><text:span text:style-name="T38"> </text:span><text:span text:style-name="T108">→ </text:span><text:span text:style-name="T109">Cardinalidade] [Instância</text:span><text:span text:style-name="T110"> </text:span><text:span text:style-name="T111">→</text:span> <text:span text:style-name="T7">Linhas/registros/tuplas]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47" office:value-type="string" calcext:value-type="string">
            <text:p><text:span text:style-name="T31">Sistemas Gerenciadores de Banco de Dados: tabelas, visões </text:span><text:span text:style-name="T30">(selects armazenados na memória cache)</text:span><text:span text:style-name="T112">, índices</text:span><text:span text:style-name="T30"> (resumo de grandes tabelas)</text:span><text:span text:style-name="T112">, sequências </text:span><text:span text:style-name="T30">(criam um valor para uma chave primária)</text:span><text:span text:style-name="T112">, sinônimos </text:span><text:span text:style-name="T30">(referencia outro esquema de um BD distribuído)</text:span><text:span text:style-name="T112">, restrições </text:span><text:span text:style-name="T30">(regras para garantir a integridade)</text:span><text:span text:style-name="T112">, dicionário de dados</text:span><text:span text:style-name="T30"> (documento de metadados sobre a estrutura do BD)</text:span>, restrições de integridade <text:span text:style-name="T47">(domínio, referencial, vazio, chave ou definida pelo usuário)</text:span><text:span text:style-name="T112">, constraints</text:span><text:span text:style-name="T30">(de </text:span><text:span text:style-name="T113">TIPOS, NOT NULL, UNIQUE, PK, FK, DEFAULT, CHECK</text:span><text:span text:style-name="T114">)</text:span><text:span text:style-name="T115">, tipos de dados </text:span><text:span text:style-name="T116">(</text:span><text:span text:style-name="T113">int</text:span><text:span text:style-name="T114">, </text:span><text:span text:style-name="T113">char</text:span><text:span text:style-name="T114">, </text:span><text:span text:style-name="T113">varchar</text:span><text:span text:style-name="T114">, </text:span><text:span text:style-name="T113">float</text:span><text:span text:style-name="T114">, </text:span><text:span text:style-name="T117">date</text:span><text:span text:style-name="T118">)</text:span>, SQL, PL/SQL. <text:span text:style-name="T7">(e seus parâmetro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table:number-columns-spanned="3" table:number-rows-spanned="1"/>
          <table:covered-table-cell table:number-columns-repeated="2"/>
          <table:table-cell table:number-columns-repeated="1020"/>
        </table:table-row>
        <table:table-row table:style-name="ro10">
          <table:covered-table-cell/>
          <table:table-cell table:style-name="ce182" office:value-type="string" calcext:value-type="string">
            <text:p>Se sobrar tempo, veja: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3" office:value-type="string" calcext:value-type="string">
            <text:p>Scrum, XP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3" office:value-type="string" calcext:value-type="string">
            <text:p>Arquiteturas de componentes: Microsoft COM, .Net, J2EE.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3" office:value-type="string" calcext:value-type="string">
            <text:p>AJAX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3" office:value-type="string" calcext:value-type="string">
            <text:p>CSS</text:p>
          </table:table-cell>
          <table:table-cell table:style-name="ce208" office:value-type="string" calcext:value-type="string">
            <text:p>OK</text:p>
          </table:table-cell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covered-table-cell/>
          <table:table-cell table:style-name="ce203" office:value-type="string" calcext:value-type="string">
            <text:p>Programação Web: conceitos fundamentais, persistência, camadas e design patterns.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3" office:value-type="string" calcext:value-type="string">
            <text:p>Web services usando REST, SOAP e WebApi: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3" office:value-type="string" calcext:value-type="string">
            <text:p>Procedimentos armazenados ("Stored Procedures")</text:p>
          </table:table-cell>
          <table:table-cell table:style-name="ce208" office:value-type="string" calcext:value-type="string">
            <text:p>OK</text:p>
          </table:table-cell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3" office:value-type="string" calcext:value-type="string">
            <text:p>Gatilhos ("Triggers") <text:span text:style-name="T7">(stored procedure disparado por evento DML)</text:span></text:p>
          </table:table-cell>
          <table:table-cell table:style-name="ce208" office:value-type="string" calcext:value-type="string">
            <text:p>OK</text:p>
          </table:table-cell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3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Calibri1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pt" number:country="BR">
      <number:day/>
      <number:text>/</number:text>
      <number:month number:textual="true"/>
      <number:text>/</number:text>
      <number:year/>
    </number:date-style>
    <number:date-style style:name="N10108" number:language="pt" number:country="BR">
      <number:month number:textual="true"/>
      <number:text>/</number:text>
      <number:year/>
    </number:date-style>
    <number:number-style style:name="N10110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1P0"/>
    </number:number-style>
    <number:number-style style:name="N1011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3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number-style style:name="N10115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5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5P0"/>
    </number:number-style>
    <number:date-style style:name="N10116" number:language="pt" number:country="BR">
      <number:day/>
      <number:text>/</number:text>
      <number:month number:textual="true"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sti</meta:initial-creator>
    <meta:creation-date>2014-12-16T18:10:59Z</meta:creation-date>
    <dc:date>2024-06-13T17:13:44.255000000</dc:date>
    <meta:print-date>2015-04-13T22:24:15Z</meta:print-date>
    <meta:editing-cycles>91</meta:editing-cycles>
    <meta:editing-duration>P2DT3H36M32S</meta:editing-duration>
    <meta:document-statistic meta:table-count="5" meta:cell-count="5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